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1b3bd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32e31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4c5a3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1b3bd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32e31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4c5a3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11b3bd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132e31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14c5a3"/>
    </style:style>
    <style:style style:name="P34" style:family="paragraph" style:parent-style-name="Standard">
      <style:paragraph-properties fo:text-align="justify" style:justify-single-word="false"/>
      <style:text-properties officeooo:paragraph-rsid="00132e31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P36" style:family="paragraph" style:parent-style-name="Standard" style:list-style-name="L1">
      <style:paragraph-properties fo:text-align="center" style:justify-single-word="false"/>
      <style:text-properties fo:font-size="18pt" fo:font-weight="bold" officeooo:rsid="0006db22" officeooo:paragraph-rsid="0011b3bd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7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4545074434725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8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4545037143327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6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  <text:p text:style-name="P23"/>
        </text:list-item>
        <text:list-item>
          <text:p text:style-name="P14">use demoDB :</text:p>
          <text:p text:style-name="P23">This command list all databases.</text:p>
          <text:p text:style-name="P36"/>
        </text:list-item>
        <text:list-item>
          <text:p text:style-name="P14">show dbs :</text:p>
          <text:p text:style-name="P23">This command list all databases. <text:span text:style-name="T15">If database is empty then it wiil not listed.</text:span></text:p>
          <text:p text:style-name="P23"/>
        </text:list-item>
        <text:list-item>
          <text:p text:style-name="P14">use demoDB :</text:p>
          <text:p text:style-name="P23">This c<text:span text:style-name="T15">hech if database already exist then switch else crate new databse and then switch to it</text:span>.</text:p>
          <text:p text:style-name="P23"/>
        </text:list-item>
        <text:list-item>
          <text:p text:style-name="P14"><text:span text:style-name="T17">show </text:span><text:s/><text:span text:style-name="T17">collections</text:span>:</text:p>
          <text:p text:style-name="P31"><text:span text:style-name="T7">This </text:span><text:span text:style-name="T9">command used to list all collections present in current working database.</text:span></text:p>
          <text:p text:style-name="P31"><text:span text:style-name="T9"/></text:p>
        </text:list-item>
        <text:list-item>
          <text:p text:style-name="P14"><text:s/><text:span text:style-name="T16">db.</text:span><text:span text:style-name="T19">collectionName.</text:span><text:span text:style-name="T16">insertOne(object)</text:span>:</text:p>
          <text:p text:style-name="P23">This command <text:span text:style-name="T16">used to insert one document in collection. It accept data in form of object and set predefined property _id, which is unique among the databse.</text:span></text:p>
          <text:p text:style-name="P23"/>
        </text:list-item>
        <text:list-item>
          <text:p text:style-name="P14"><text:span text:style-name="T16">db.</text:span><text:span text:style-name="T19">collectionName</text:span><text:span text:style-name="T16">.insertMany( [objevt1, object2, ..., objectn] )</text:span> :</text:p>
          <text:p text:style-name="P23"><text:span text:style-name="T17">This command </text:span><text:span text:style-name="T16">is similar to db.insertOne, only differences between db.insertOne() and insertMany() are db.insertOne() used to <text:s/>insert one document while db.insertMany() used to insert many document at a time so, it accepts array of objects to be stored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updateOne(filter, dataToBeUpdate) </text:span>:</text:p>
          <text:p text:style-name="P32"><text:span text:style-name="T7">This </text:span><text:span text:style-name="T9">command used to update one </text:span><text:span text:style-name="T10">document</text:span><text:span text:style-name="T9"> from matched </text:span><text:span text:style-name="T12">condition</text:span><text:span text:style-name="T10"> and return object which contains properties like acknowledge, matchedCount, modifiedCount.</text:span></text:p>
        </text:list-item>
      </text:list>
      <text:p text:style-name="P34"><text:span text:style-name="T10"/></text:p>
      <text:p text:style-name="P34"><text:span text:style-name="T10"/></text:p>
      <text:p text:style-name="P34"><text:span text:style-name="T10"/></text:p>
      <text:list xml:id="list224545574281935" text:continue-numbering="true" text:style-name="L1">
        <text:list-item>
          <text:p text:style-name="P15"><text:soft-page-break/><text:span text:style-name="T17">db.</text:span><text:span text:style-name="T19">collectionName</text:span><text:span text:style-name="T17">.update</text:span><text:span text:style-name="T18">Many</text:span><text:span text:style-name="T17">(filter, dataToBeUpdate) </text:span>:</text:p>
          <text:p text:style-name="P32"><text:span text:style-name="T7">This </text:span><text:span text:style-name="T9">command used to update </text:span><text:span text:style-name="T10">all</text:span><text:span text:style-name="T9"> </text:span><text:span text:style-name="T10">document</text:span><text:span text:style-name="T9"> from matched </text:span><text:span text:style-name="T12">condition</text:span><text:span text:style-name="T10"> and return object which contains properties like acknowledge, number of <text:s/>matchedCount, and number of modified document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</text:span><text:span text:style-name="T19">replace</text:span><text:span text:style-name="T17">One(filter, dataToBeUpdate) </text:span>:</text:p>
          <text:p text:style-name="P24">This <text:span text:style-name="T17">command </text:span><text:span text:style-name="T19">replace first mached document with specified document in parameter.</text:span></text:p>
          <text:p text:style-name="P25"/>
        </text:list-item>
        <text:list-item>
          <text:p text:style-name="P16"><text:span text:style-name="T17">db.</text:span><text:span text:style-name="T19">collectionName</text:span><text:span text:style-name="T17">.</text:span><text:span text:style-name="T20">delete</text:span><text:span text:style-name="T17">One(filter, dataToBeUpdate) </text:span>:</text:p>
          <text:p text:style-name="P33"><text:span text:style-name="T7">This </text:span><text:span text:style-name="T9">command </text:span><text:span text:style-name="T12">delete</text:span><text:span text:style-name="T11"> first mached document with specified </text:span><text:span text:style-name="T12">condition or filter</text:span><text:span text:style-name="T11"> in parameter </text:span><text:span text:style-name="T12">and returns object property like acknowledged and deletedCount.</text:span></text:p>
          <text:p text:style-name="P25"/>
        </text:list-item>
        <text:list-item>
          <text:p text:style-name="P33"><text:span text:style-name="T2">db.</text:span><text:span text:style-name="T3">collectionName</text:span><text:span text:style-name="T2">.</text:span><text:span text:style-name="T4">deleteMany</text:span><text:span text:style-name="T2">(filter, dataToBeUpdate) </text:span><text:span text:style-name="T1">:</text:span></text:p>
          <text:p text:style-name="P25">This <text:span text:style-name="T17">command </text:span><text:span text:style-name="T20">delete</text:span><text:span text:style-name="T19"> </text:span><text:span text:style-name="T20">all</text:span><text:span text:style-name="T19"> mached document with specified </text:span><text:span text:style-name="T21">condition</text:span><text:span text:style-name="T19"> in parameter </text:span><text:span text:style-name="T20">and returns object property like acknowledged and deletedCount </text:span><text:span text:style-name="T21">as total number of deleted records</text:span><text:span text:style-name="T20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45:43.869855113</dc:date>
    <meta:editing-duration>PT12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59" meta:character-count="2304" meta:non-whitespace-character-count="2008"/>
  </office:meta>
</office:document-meta>
</file>